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815b7" officeooo:paragraph-rsid="012815b7" style:font-name-asian="Noto Sans CJK JP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bb43d" officeooo:paragraph-rsid="012bb43d" style:font-name-asian="Noto Sans CJK JP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0befc" officeooo:paragraph-rsid="0130befc" style:font-name-asian="Noto Sans CJK JP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13c272c" style:font-name-asian="Noto Sans CJK JP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4e97" officeooo:paragraph-rsid="014a4e97" style:font-name-asian="Noto Sans CJK JP" style:font-size-asian="28pt" style:language-asian="ja" style:country-asian="JP" style:font-size-complex="32pt"/>
    </style:style>
    <style:style style:name="P8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8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d19e" officeooo:paragraph-rsid="014ad19e" style:font-name-asian="Noto Sans CJK JP" style:font-size-asian="28pt" style:language-asian="ja" style:country-asian="JP" style:font-size-complex="32pt"/>
    </style:style>
    <style:style style:name="P8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df946" style:font-name-asian="Noto Sans CJK JP" style:font-size-asian="28pt" style:language-asian="ja" style:country-asian="JP" style:font-size-complex="32pt"/>
    </style:style>
    <style:style style:name="P8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2c19e" officeooo:paragraph-rsid="0152c19e" style:font-name-asian="Noto Sans CJK JP" style:font-size-asian="28pt" style:language-asian="ja" style:country-asian="JP" style:font-size-complex="32pt"/>
    </style:style>
    <style:style style:name="P8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5ee0" officeooo:paragraph-rsid="01555ee0" style:font-name-asian="Noto Sans CJK JP" style:font-size-asian="28pt" style:language-asian="ja" style:country-asian="JP" style:font-size-complex="32pt"/>
    </style:style>
    <style:style style:name="P8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597e3" style:font-name-asian="Noto Sans CJK JP" style:font-size-asian="28pt" style:language-asian="ja" style:country-asian="JP" style:font-size-complex="32pt"/>
    </style:style>
    <style:style style:name="P8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8622c" style:font-name-asian="Noto Sans CJK JP" style:font-size-asian="28pt" style:language-asian="ja" style:country-asian="JP" style:font-size-complex="32pt"/>
    </style:style>
    <style:style style:name="P9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a3503" officeooo:paragraph-rsid="015a3503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T15" style:family="text">
      <style:text-properties officeooo:rsid="013c272c"/>
    </style:style>
    <style:style style:name="T16" style:family="text">
      <style:text-properties officeooo:rsid="0158622c"/>
    </style:style>
    <style:style style:name="T17" style:family="text">
      <style:text-properties officeooo:rsid="0159a0e5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74">Exercises 16/02/2025:</text:p>
      <text:p text:style-name="P74">１．明日私のうちに来てください。</text:p>
      <text:p text:style-name="P74">２．弟はゲームをしています。</text:p>
      <text:p text:style-name="P40">３．クラスに来てください。漢字を勉強してください。</text:p>
      <text:p text:style-name="P40">４．昨日友達と映画を見て、晩ご飯を食べました。</text:p>
      <text:p text:style-name="P75">５．このケーキを食べてもいいですか。</text:p>
      <text:p text:style-name="P75">６．<text:ruby text:style-name="Ru1"><text:ruby-base>桜</text:ruby-base><text:ruby-text>さくら</text:ruby-text></text:ruby>を見てください。この勉強を食べてください。どうぞ！</text:p>
      <text:p text:style-name="P75">７．五時までに家へ帰ります。</text:p>
      <text:p text:style-name="P75">８．来週の火曜日から金曜日まで、<text:ruby text:style-name="Ru1"><text:ruby-base>仙台</text:ruby-base><text:ruby-text>せんだい</text:ruby-text></text:ruby>にいます。</text:p>
      <text:p text:style-name="P75">９．七時までにパーティーに来てください。</text:p>
      <text:p text:style-name="P75">１０．来月までにこの本を読んでください。</text:p>
      <text:p text:style-name="P75">１１．ホテルで十時までに朝ご飯を食べてください。</text:p>
      <text:p text:style-name="P76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76"/>
      <text:p text:style-name="P76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76">A: <text:ruby text:style-name="Ru1"><text:ruby-base>亮太</text:ruby-base><text:ruby-text>りょうた</text:ruby-text></text:ruby>さん、亮太さん、時計を見てください。八時四十分です。</text:p>
      <text:p text:style-name="P76">B: えぇ、仕事は九時からです！</text:p>
      <text:p text:style-name="P76">A: <text:ruby text:style-name="Ru1"><text:ruby-base>大丈夫</text:ruby-base><text:ruby-text>だいじょうぶ</text:ruby-text></text:ruby>ですよ。今日は土曜日です。</text:p>
      <text:p text:style-name="P76">B: 土曜日？よかった。じゃあ、もう一度寝ますよ。</text:p>
      <text:p text:style-name="P76">A: いえいえ、起きてください。さ、朝ご飯を食べてください。</text:p>
      <text:p text:style-name="P76">B: でも、僕は午前三時に寝ましたよ。</text:p>
      <text:p text:style-name="P76">A: 午前三時？！いつも午後十時までに寝てください。</text:p>
      <text:p text:style-name="P76">B: はい、はい。</text:p>
      <text:p text:style-name="P76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76">B: はい、はい。</text:p>
      <text:p text:style-name="P77"/>
      <text:p text:style-name="P77">１３．学校で先生に会ってください。午後五時までにうちに帰ってください。</text:p>
      <text:p text:style-name="P78"><text:span text:style-name="T15">Using</text:span>て <text:span text:style-name="T15">form for longer sentences:</text:span></text:p>
      <text:p text:style-name="P79">１４．From: 七時に起きます。朝ご飯を食べます。八時に学校に行きます。</text:p>
      <text:p text:style-name="P79">To: 七時に<text:ruby text:style-name="Ru1"><text:ruby-base>起</text:ruby-base><text:ruby-text>お</text:ruby-text></text:ruby>きて、朝ご飯を食べて、八時に学校に行きます。</text:p>
      <text:p text:style-name="P40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40">１６．昨日友達に会って、一緒にサッカーをして、ラーメン屋に行きました。</text:p>
      <text:p text:style-name="P80">１７．<text:ruby text:style-name="Ru1"><text:ruby-base>図書館</text:ruby-base><text:ruby-text>としょかん</text:ruby-text></text:ruby>で勉強して、その後、公園で運動しました。</text:p>
      <text:p text:style-name="P80">１８．うちに帰って、晩ご飯を食べて、テレビを見ました。</text:p>
      <text:p text:style-name="P81">Merging request sentences into one:</text:p>
      <text:p text:style-name="P40">１９．From: ひらがなを読んでください。ひらがなを書いてください。</text:p>
      <text:p text:style-name="P40">To: ひらがなを読んで、書いてください。</text:p>
      <text:p text:style-name="P40">２０．いつも午後十時に寝て、午前七時に起きます。</text:p>
      <text:p text:style-name="P40">２１．日曜日にうちに来て、晩ご飯を食べてください。</text:p>
      <text:p text:style-name="P40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40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40"/>
      <text:p text:style-name="P82">Exercises 18/02/2025:</text:p>
      <text:p text:style-name="P83"><text:ruby text:style-name="Ru1"><text:ruby-base>旅行</text:ruby-base><text:ruby-text>りょこう</text:ruby-text></text:ruby><text:ruby text:style-name="Ru1"><text:ruby-base>者</text:ruby-base><text:ruby-text>しゃ</text:ruby-text></text:ruby>（Aさん）と日本人（Bさん）の<text:ruby text:style-name="Ru1"><text:ruby-base>会話</text:ruby-base><text:ruby-text>かいわ</text:ruby-text></text:ruby>：</text:p>
      <text:p text:style-name="P84">A: すみません、<text:ruby text:style-name="Ru1"><text:ruby-base>銀行</text:ruby-base><text:ruby-text>ぎんこう</text:ruby-text></text:ruby>はどこにありますか。</text:p>
      <text:p text:style-name="P83">B: 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かど</text:ruby-text></text:ruby>で<text:ruby text:style-name="Ru1"><text:ruby-base>右</text:ruby-base><text:ruby-text>みぎ</text:ruby-text></text:ruby>に<text:ruby text:style-name="Ru1"><text:ruby-base>曲</text:ruby-base><text:ruby-text>ま</text:ruby-text></text:ruby>がってください。</text:p>
      <text:p text:style-name="P83">A: はい。</text:p>
      <text:p text:style-name="P83">B: 左に駅があります。銀行は駅の<text:ruby text:style-name="Ru1"><text:ruby-base>隣</text:ruby-base><text:ruby-text>となり</text:ruby-text></text:ruby>です。</text:p>
      <text:p text:style-name="P83">A: ありがとうございます。</text:p>
      <text:p text:style-name="P85">B: 銀行の名前は「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」です。</text:p>
      <text:p text:style-name="P83">A: え、もう<text:ruby text:style-name="Ru1"><text:ruby-base>一度</text:ruby-base><text:ruby-text>いちど</text:ruby-text></text:ruby><text:ruby text:style-name="Ru1"><text:ruby-base>言</text:ruby-base><text:ruby-text>い</text:ruby-text></text:ruby>ってください。</text:p>
      <text:p text:style-name="P85">B: <text:s/>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</text:p>
      <text:p text:style-name="P83">A: どうもありがとうございます。</text:p>
      <text:p text:style-name="P83"/>
      <text:p text:style-name="P83">１．私の町の<text:ruby text:style-name="Ru1"><text:ruby-base>南</text:ruby-base><text:ruby-text>みなみ</text:ruby-text></text:ruby>に<text:ruby text:style-name="Ru1"><text:ruby-base>山</text:ruby-base><text:ruby-text>やま</text:ruby-text></text:ruby>があります。そして、<text:ruby text:style-name="Ru1"><text:ruby-base>西</text:ruby-base><text:ruby-text>にし</text:ruby-text></text:ruby>に<text:ruby text:style-name="Ru1"><text:ruby-base>川</text:ruby-base><text:ruby-text>かわ</text:ruby-text></text:ruby>があります。</text:p>
      <text:p text:style-name="P83">２．私は<text:ruby text:style-name="Ru1"><text:ruby-base>毎年</text:ruby-base><text:ruby-text>まいとし</text:ruby-text></text:ruby><text:ruby text:style-name="Ru1"><text:ruby-base>川</text:ruby-base><text:ruby-text>かわ</text:ruby-text></text:ruby>の上の<text:ruby text:style-name="Ru1"><text:ruby-base>花火</text:ruby-base><text:ruby-text>はなび</text:ruby-text></text:ruby>を見ます。</text:p>
      <text:p text:style-name="P83">３．昨日母と<text:ruby text:style-name="Ru1"><text:ruby-base>電話</text:ruby-base><text:ruby-text>でんわ</text:ruby-text></text:ruby>で<text:ruby text:style-name="Ru1"><text:ruby-base>話</text:ruby-base><text:ruby-text>はな</text:ruby-text></text:ruby>しました。</text:p>
      <text:p text:style-name="P83">４．僕は<text:ruby text:style-name="Ru1"><text:ruby-base>漫画</text:ruby-base><text:ruby-text>まんが</text:ruby-text></text:ruby>を読んで、友達と日本語で話しました。</text:p>
      <text:p text:style-name="P86">５．日本の<text:ruby text:style-name="Ru1"><text:ruby-base>言葉</text:ruby-base><text:ruby-text>ことば</text:ruby-text></text:ruby>をもう一度言ってください。</text:p>
      <text:p text:style-name="P86">６．<text:ruby text:style-name="Ru1"><text:ruby-base>読書</text:ruby-base><text:ruby-text>どくしょ</text:ruby-text></text:ruby>が好きですから、毎日本を読みます。</text:p>
      <text:p text:style-name="P87">７．日本語を聞いて、話して、読んでください。</text:p>
      <text:p text:style-name="P88">８．<text:ruby text:style-name="Ru1"><text:ruby-base>花</text:ruby-base><text:ruby-text>か</text:ruby-text></text:ruby>びんの<text:ruby text:style-name="Ru1"><text:ruby-base>花</text:ruby-base><text:ruby-text>はな</text:ruby-text></text:ruby>は姉からのプレゼントです。</text:p>
      <text:p text:style-name="P88">９．駅の前に<text:ruby text:style-name="Ru1"><text:ruby-base>喫茶店</text:ruby-base><text:ruby-text>きっさてん</text:ruby-text></text:ruby>があります。</text:p>
      <text:p text:style-name="P89">１０．<text:span text:style-name="T16">A: すみません、駅はどこですか。B: </text:span>あの角で左に曲がってください。そして、真っ直ぐ行ってください。<text:span text:style-name="T17">A: え、もう一度言ってください。B: 角で左に曲がって、真っ直ぐ行ってください。駅は右にありますよ。A: ありがとうございます。</text:span></text:p>
      <text:p text:style-name="P90">１１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にうちに帰ってください。</text:p>
      <text:p text:style-name="P90">１２．いつも午後十時に寝て、午前七時に起きます。</text:p>
      <text:p text:style-name="P88"/>
      <text:p text:style-name="P83"/>
      <text:p text:style-name="P83"/>
      <text:p text:style-name="P83"/>
      <text:p text:style-name="P83"/>
      <text:p text:style-name="P83"/>
      <text:p text:style-name="P83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18T17:39:18.447447151</dc:date>
    <meta:editing-duration>PT18H2M16S</meta:editing-duration>
    <meta:editing-cycles>321</meta:editing-cycles>
    <meta:generator>LibreOffice/24.8.4.2$Linux_X86_64 LibreOffice_project/480$Build-2</meta:generator>
    <meta:document-statistic meta:table-count="0" meta:image-count="0" meta:object-count="0" meta:page-count="1" meta:paragraph-count="337" meta:word-count="8115" meta:character-count="9145" meta:non-whitespace-character-count="8924"/>
  </office:meta>
</office:document-meta>
</file>